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User Guide - Network Traffic Analyzer</text:p>
      <text:p text:style-name="Standard"/>
      <text:p text:style-name="Standard">## Introduction</text:p>
      <text:p text:style-name="Standard"/>
      <text:p text:style-name="Standard">This tool is a network traffic analyzer designed to detect and report suspicious activities in network traffic logs. It visualizes traffic patterns and generates detailed threat reports.</text:p>
      <text:p text:style-name="Standard"/>
      <text:p text:style-name="Standard">## Prerequisites</text:p>
      <text:p text:style-name="Standard"/>
      <text:p text:style-name="Standard">Required:</text:p>
      <text:p text:style-name="Standard">- Python 3.7+</text:p>
      <text:p text:style-name="Standard">- Libraries:</text:p>
      <text:p text:style-name="Standard"><text:s text:c="2"/>- matplotlib</text:p>
      <text:p text:style-name="Standard"><text:s text:c="2"/>- numpy</text:p>
      <text:p text:style-name="Standard"><text:s text:c="2"/>- statistics</text:p>
      <text:p text:style-name="Standard"><text:s text:c="2"/>- tkinter (usually included with Python)</text:p>
      <text:p text:style-name="Standard"/>
      <text:p text:style-name="Standard">Installation:</text:p>
      <text:p text:style-name="Standard">pip install matplotlib numpy</text:p>
      <text:p text:style-name="Standard">```</text:p>
      <text:p text:style-name="Standard"/>
      <text:p text:style-name="Standard">## Input Data Format</text:p>
      <text:p text:style-name="Standard"/>
      <text:p text:style-name="Standard">The tool analyzes tcpdump logs in text format (.txt) containing:</text:p>
      <text:p text:style-name="Standard">- Timestamp</text:p>
      <text:p text:style-name="Standard">- Source and destination IP addresses</text:p>
      <text:p text:style-name="Standard">- TCP flags</text:p>
      <text:p text:style-name="Standard">- Packet size</text:p>
      <text:p text:style-name="Standard">- Ports (optional)</text:p>
      <text:p text:style-name="Standard"/>
      <text:p text:style-name="Standard"/>
      <text:p text:style-name="Standard">## Program Usage</text:p>
      <text:p text:style-name="Standard"/>
      <text:p text:style-name="Standard">1. **Launch**</text:p>
      <text:p text:style-name="Standard"/>
      <text:p text:style-name="Standard"><text:s text:c="3"/>python script_name.py</text:p>
      <text:p text:style-name="Standard"><text:s text:c="2"/></text:p>
      <text:p text:style-name="Standard"/>
      <text:p text:style-name="Standard">2. **File Selection**</text:p>
      <text:p text:style-name="Standard"><text:s text:c="3"/>- Dialog window opens automatically</text:p>
      <text:p text:style-name="Standard"><text:s text:c="3"/>- Navigate to log file</text:p>
      <text:p text:style-name="Standard"><text:s text:c="3"/>- Select file (.txt)</text:p>
      <text:p text:style-name="Standard"/>
      <text:p text:style-name="Standard">3. **Automatic Analysis**</text:p>
      <text:p text:style-name="Standard"><text:s text:c="3"/>Program will:</text:p>
      <text:p text:style-name="Standard"><text:s text:c="3"/>- Analyze traffic</text:p>
      <text:p text:style-name="Standard"><text:s text:c="3"/>- Generate visualizations</text:p>
      <text:p text:style-name="Standard"><text:s text:c="3"/>- Create HTML report</text:p>
      <text:p text:style-name="Standard"><text:s text:c="3"/>- Display console summary</text:p>
      <text:p text:style-name="Standard"/>
      <text:p text:style-name="Standard">## Output Structure</text:p>
      <text:p text:style-name="Standard"/>
      <text:p text:style-name="Standard"><text:soft-page-break/>### 1. Visualizations</text:p>
      <text:p text:style-name="Standard">Generated in 'analysis_output' folder:</text:p>
      <text:p text:style-name="Standard">- `size_analysis.png`: Packet size distribution</text:p>
      <text:p text:style-name="Standard">- `flag_analysis.png`: TCP flags distribution</text:p>
      <text:p text:style-name="Standard"/>
      <text:p text:style-name="Standard">### 2. HTML Report</text:p>
      <text:p text:style-name="Standard">`security_report.html` contains:</text:p>
      <text:p text:style-name="Standard">- Analysis summary</text:p>
      <text:p text:style-name="Standard">- Generated visualizations</text:p>
      <text:p text:style-name="Standard">- Security alerts list</text:p>
      <text:p text:style-name="Standard">- Threat metrics</text:p>
      <text:p text:style-name="Standard"/>
      <text:p text:style-name="Standard">### 3. Console Output</text:p>
      <text:p text:style-name="Standard">Real-time display of:</text:p>
      <text:p text:style-name="Standard">- Total packets analyzed</text:p>
      <text:p text:style-name="Standard">- Distinct sizes</text:p>
      <text:p text:style-name="Standard">- Average packet size</text:p>
      <text:p text:style-name="Standard">- Potential threats count</text:p>
      <text:p text:style-name="Standard">- TCP flags distribution</text:p>
      <text:p text:style-name="Standard">- Detailed threat list</text:p>
      <text:p text:style-name="Standard"/>
      <text:p text:style-name="Standard">## Result Interpretation</text:p>
      <text:p text:style-name="Standard"/>
      <text:p text:style-name="Standard">### Threat Indicators</text:p>
      <text:p text:style-name="Standard"/>
      <text:p text:style-name="Standard">1. **Port Enumeration**</text:p>
      <text:p text:style-name="Standard"><text:s text:c="3"/>- Over 4 targeted ports</text:p>
      <text:p text:style-name="Standard"><text:s text:c="3"/>- Possible network reconnaissance</text:p>
      <text:p text:style-name="Standard"/>
      <text:p text:style-name="Standard">2. **SYN Attack**</text:p>
      <text:p text:style-name="Standard"><text:s text:c="3"/>- Over 90 SYN packets</text:p>
      <text:p text:style-name="Standard"><text:s text:c="3"/>- Potential DoS attack</text:p>
      <text:p text:style-name="Standard"/>
      <text:p text:style-name="Standard">3. **Suspicious SYN Activity**</text:p>
      <text:p text:style-name="Standard"><text:s text:c="3"/>- 4-90 SYN packets</text:p>
      <text:p text:style-name="Standard"><text:s text:c="3"/>- Abnormal activity requiring investiga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4:49.940000000</meta:creation-date>
    <dc:date>2025-01-24T17:17:20.384000000</dc:date>
    <meta:editing-duration>PT2M32S</meta:editing-duration>
    <meta:editing-cycles>1</meta:editing-cycles>
    <meta:document-statistic meta:table-count="0" meta:image-count="0" meta:object-count="0" meta:page-count="2" meta:paragraph-count="65" meta:word-count="248" meta:character-count="1658" meta:non-whitespace-character-count="1419"/>
    <meta:generator>LibreOffice/24.8.4.2$Windows_X86_64 LibreOffice_project/bb3cfa12c7b1bf994ecc5649a80400d06cd71002</meta:generator>
  </office:meta>
</office:document-meta>
</file>